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7ffb" officeooo:paragraph-rsid="000b7ffb"/>
    </style:style>
    <style:style style:name="P2" style:family="paragraph" style:parent-style-name="Standard">
      <style:text-properties officeooo:rsid="000b9ed7" officeooo:paragraph-rsid="000b9ed7"/>
    </style:style>
    <style:style style:name="P3" style:family="paragraph" style:parent-style-name="Standard">
      <style:text-properties officeooo:rsid="000d0a9a" officeooo:paragraph-rsid="000d0a9a"/>
    </style:style>
    <style:style style:name="P4" style:family="paragraph" style:parent-style-name="Standard">
      <style:text-properties officeooo:rsid="000e0013" officeooo:paragraph-rsid="000e0013"/>
    </style:style>
    <style:style style:name="P5" style:family="paragraph" style:parent-style-name="Standard">
      <style:text-properties officeooo:rsid="000e0013" officeooo:paragraph-rsid="001f711f"/>
    </style:style>
    <style:style style:name="P6" style:family="paragraph" style:parent-style-name="Standard">
      <style:text-properties officeooo:rsid="000c9d09" officeooo:paragraph-rsid="000c9d09"/>
    </style:style>
    <style:style style:name="P7" style:family="paragraph" style:parent-style-name="Standard">
      <style:text-properties officeooo:rsid="00107120" officeooo:paragraph-rsid="00107120"/>
    </style:style>
    <style:style style:name="P8" style:family="paragraph" style:parent-style-name="Standard">
      <style:text-properties officeooo:rsid="001155c8" officeooo:paragraph-rsid="001155c8"/>
    </style:style>
    <style:style style:name="P9" style:family="paragraph" style:parent-style-name="Standard">
      <style:text-properties officeooo:rsid="002a2e33" officeooo:paragraph-rsid="002a2e33"/>
    </style:style>
    <style:style style:name="P10" style:family="paragraph" style:parent-style-name="Standard" style:list-style-name="L1">
      <style:text-properties officeooo:rsid="00270de6" officeooo:paragraph-rsid="001f711f"/>
    </style:style>
    <style:style style:name="P11" style:family="paragraph" style:parent-style-name="Standard" style:list-style-name="L1">
      <style:text-properties officeooo:rsid="0028563c" officeooo:paragraph-rsid="001f711f"/>
    </style:style>
    <style:style style:name="P12" style:family="paragraph" style:parent-style-name="Standard" style:list-style-name="L1">
      <style:text-properties officeooo:rsid="00208b0f" officeooo:paragraph-rsid="00208b0f"/>
    </style:style>
    <style:style style:name="P13" style:family="paragraph" style:parent-style-name="Standard" style:list-style-name="L1">
      <style:text-properties officeooo:rsid="00210b47" officeooo:paragraph-rsid="00210b47"/>
    </style:style>
    <style:style style:name="P14" style:family="paragraph" style:parent-style-name="Standard" style:list-style-name="L1">
      <style:text-properties officeooo:rsid="002c2ac8" officeooo:paragraph-rsid="002c2ac8"/>
    </style:style>
    <style:style style:name="P15" style:family="paragraph" style:parent-style-name="Standard" style:list-style-name="L1">
      <style:text-properties officeooo:rsid="0023d8c9" officeooo:paragraph-rsid="0023d8c9"/>
    </style:style>
    <style:style style:name="P16" style:family="paragraph" style:parent-style-name="Standard" style:list-style-name="L1">
      <style:text-properties officeooo:rsid="002bb24a" officeooo:paragraph-rsid="002d974a"/>
    </style:style>
    <style:style style:name="P17" style:family="paragraph" style:parent-style-name="Standard" style:list-style-name="L1">
      <style:text-properties officeooo:rsid="000c9d09" officeooo:paragraph-rsid="002d974a"/>
    </style:style>
    <style:style style:name="P18" style:family="paragraph" style:parent-style-name="Standard" style:list-style-name="L1">
      <style:text-properties officeooo:rsid="000c9d09" officeooo:paragraph-rsid="001f711f"/>
    </style:style>
    <style:style style:name="P19" style:family="paragraph" style:parent-style-name="Standard" style:list-style-name="L2">
      <style:text-properties officeooo:rsid="000c9d09" officeooo:paragraph-rsid="000c9d09"/>
    </style:style>
    <style:style style:name="P20" style:family="paragraph" style:parent-style-name="Standard" style:list-style-name="L2">
      <style:text-properties officeooo:rsid="000c9d09" officeooo:paragraph-rsid="00323d3a"/>
    </style:style>
    <style:style style:name="P21" style:family="paragraph" style:parent-style-name="Standard">
      <style:text-properties officeooo:rsid="000c9d09" officeooo:paragraph-rsid="0030b3b5"/>
    </style:style>
    <style:style style:name="P22" style:family="paragraph" style:parent-style-name="Standard">
      <style:text-properties officeooo:rsid="000c9d09" officeooo:paragraph-rsid="000c9d09"/>
    </style:style>
    <style:style style:name="P23" style:family="paragraph" style:parent-style-name="Standard" style:list-style-name="L1">
      <style:text-properties officeooo:rsid="000b9ed7" officeooo:paragraph-rsid="002d974a"/>
    </style:style>
    <style:style style:name="P24" style:family="paragraph" style:parent-style-name="Standard" style:list-style-name="L1">
      <style:text-properties officeooo:rsid="000b9ed7" officeooo:paragraph-rsid="001f711f"/>
    </style:style>
    <style:style style:name="P25" style:family="paragraph" style:parent-style-name="Standard" style:list-style-name="L2">
      <style:text-properties officeooo:rsid="000b9ed7" officeooo:paragraph-rsid="000b9ed7"/>
    </style:style>
    <style:style style:name="P26" style:family="paragraph" style:parent-style-name="Standard" style:list-style-name="L2">
      <style:text-properties officeooo:rsid="000b9ed7" officeooo:paragraph-rsid="00323d3a"/>
    </style:style>
    <style:style style:name="P27" style:family="paragraph" style:parent-style-name="Standard" style:list-style-name="L3">
      <style:text-properties officeooo:rsid="000b9ed7" officeooo:paragraph-rsid="0030b3b5"/>
    </style:style>
    <style:style style:name="P28" style:family="paragraph" style:parent-style-name="Standard" style:list-style-name="L1">
      <style:text-properties officeooo:rsid="001abbc5" officeooo:paragraph-rsid="002016f2"/>
    </style:style>
    <style:style style:name="P29" style:family="paragraph" style:parent-style-name="Standard" style:list-style-name="L1">
      <style:text-properties officeooo:rsid="001bb804" officeooo:paragraph-rsid="002016f2"/>
    </style:style>
    <style:style style:name="P30" style:family="paragraph" style:parent-style-name="Standard" style:list-style-name="L2">
      <style:text-properties officeooo:rsid="00226fdc" officeooo:paragraph-rsid="00226fdc"/>
    </style:style>
    <style:style style:name="P31" style:family="paragraph" style:parent-style-name="Standard" style:list-style-name="L2">
      <style:text-properties officeooo:rsid="001155c8" officeooo:paragraph-rsid="00323d3a"/>
    </style:style>
    <style:style style:name="P32" style:family="paragraph" style:parent-style-name="Standard" style:list-style-name="L2">
      <style:text-properties officeooo:rsid="0015e2ed" officeooo:paragraph-rsid="00323d3a"/>
    </style:style>
    <style:style style:name="P33" style:family="paragraph" style:parent-style-name="Standard" style:list-style-name="L2">
      <style:text-properties officeooo:rsid="000bf16d" officeooo:paragraph-rsid="00323d3a"/>
    </style:style>
    <style:style style:name="P34" style:family="paragraph" style:parent-style-name="Standard" style:list-style-name="L2">
      <style:text-properties officeooo:rsid="0017a9ca" officeooo:paragraph-rsid="00323d3a"/>
    </style:style>
    <style:style style:name="P35" style:family="paragraph" style:parent-style-name="Standard">
      <style:text-properties officeooo:rsid="0017a9ca" officeooo:paragraph-rsid="0030b3b5"/>
    </style:style>
    <style:style style:name="P36" style:family="paragraph" style:parent-style-name="Standard">
      <style:text-properties officeooo:rsid="0017a9ca" officeooo:paragraph-rsid="002f46b0"/>
    </style:style>
    <style:style style:name="P37" style:family="paragraph" style:parent-style-name="Standard" style:list-style-name="L2">
      <style:text-properties officeooo:rsid="0009274b" officeooo:paragraph-rsid="00323d3a"/>
    </style:style>
    <style:style style:name="P38" style:family="paragraph" style:parent-style-name="Standard" style:list-style-name="L2">
      <style:text-properties officeooo:rsid="000ceeaf" officeooo:paragraph-rsid="00323d3a"/>
    </style:style>
    <style:style style:name="P39" style:family="paragraph" style:parent-style-name="Standard" style:list-style-name="L2">
      <style:text-properties officeooo:rsid="000e32d8" officeooo:paragraph-rsid="00323d3a"/>
    </style:style>
    <style:style style:name="P40" style:family="paragraph" style:parent-style-name="Standard" style:list-style-name="L2">
      <style:text-properties officeooo:rsid="00174d6b" officeooo:paragraph-rsid="00323d3a"/>
    </style:style>
    <style:style style:name="P41" style:family="paragraph" style:parent-style-name="Standard" style:list-style-name="L2">
      <style:text-properties officeooo:rsid="00186d88" officeooo:paragraph-rsid="00323d3a"/>
    </style:style>
    <style:style style:name="P42" style:family="paragraph" style:parent-style-name="Standard" style:list-style-name="L3">
      <style:text-properties officeooo:rsid="0030c13e" officeooo:paragraph-rsid="0030b3b5"/>
    </style:style>
    <style:style style:name="P43" style:family="paragraph" style:parent-style-name="Standard">
      <style:text-properties officeooo:rsid="00323d3a" officeooo:paragraph-rsid="00323d3a"/>
    </style:style>
    <style:style style:name="P44" style:family="paragraph" style:parent-style-name="Standard" style:list-style-name="L4">
      <style:text-properties officeooo:rsid="00323d3a" officeooo:paragraph-rsid="00323d3a"/>
    </style:style>
    <style:style style:name="P45" style:family="paragraph" style:parent-style-name="Standard" style:list-style-name="L4">
      <style:text-properties officeooo:paragraph-rsid="00323d3a"/>
    </style:style>
    <style:style style:name="P46" style:family="paragraph" style:parent-style-name="Standard" style:list-style-name="L4">
      <style:text-properties officeooo:rsid="00331b15" officeooo:paragraph-rsid="00331b15"/>
    </style:style>
    <style:style style:name="P47" style:family="paragraph" style:parent-style-name="Standard" style:list-style-name="L2">
      <style:text-properties officeooo:rsid="00331b15" officeooo:paragraph-rsid="00323d3a"/>
    </style:style>
    <style:style style:name="P48" style:family="paragraph" style:parent-style-name="Standard" style:list-style-name="L4">
      <style:text-properties officeooo:rsid="003487a5" officeooo:paragraph-rsid="003487a5"/>
    </style:style>
    <style:style style:name="P49" style:family="paragraph" style:parent-style-name="Standard">
      <style:text-properties officeooo:rsid="00107120" officeooo:paragraph-rsid="00107120"/>
    </style:style>
    <style:style style:name="P50" style:family="paragraph" style:parent-style-name="Standard">
      <style:text-properties officeooo:rsid="003a193b" officeooo:paragraph-rsid="003a193b"/>
    </style:style>
    <style:style style:name="P51" style:family="paragraph" style:parent-style-name="Standard" style:list-style-name="L2">
      <style:text-properties officeooo:rsid="003a193b" officeooo:paragraph-rsid="003a193b"/>
    </style:style>
    <style:style style:name="P52" style:family="paragraph" style:parent-style-name="Standard" style:list-style-name="L2">
      <style:text-properties officeooo:rsid="003b7bb2" officeooo:paragraph-rsid="003b7bb2"/>
    </style:style>
    <style:style style:name="P53" style:family="paragraph" style:parent-style-name="Standard">
      <style:paragraph-properties fo:break-before="page"/>
      <style:text-properties officeooo:rsid="00107120" officeooo:paragraph-rsid="00107120"/>
    </style:style>
    <style:style style:name="T1" style:family="text">
      <style:text-properties officeooo:rsid="000b9ed7"/>
    </style:style>
    <style:style style:name="T2" style:family="text">
      <style:text-properties officeooo:rsid="000c9d09"/>
    </style:style>
    <style:style style:name="T3" style:family="text">
      <style:text-properties style:text-position="super 58%"/>
    </style:style>
    <style:style style:name="T4" style:family="text">
      <style:text-properties officeooo:rsid="001af1d6"/>
    </style:style>
    <style:style style:name="T5" style:family="text">
      <style:text-properties officeooo:rsid="001e4b45"/>
    </style:style>
    <style:style style:name="T6" style:family="text">
      <style:text-properties officeooo:rsid="00174d6b"/>
    </style:style>
    <style:style style:name="T7" style:family="text">
      <style:text-properties officeooo:rsid="001cbd73"/>
    </style:style>
    <style:style style:name="T8" style:family="text">
      <style:text-properties officeooo:rsid="000a4e88"/>
    </style:style>
    <style:style style:name="T9" style:family="text">
      <style:text-properties officeooo:rsid="001d7018"/>
    </style:style>
    <style:style style:name="T10" style:family="text">
      <style:text-properties officeooo:rsid="0017785c"/>
    </style:style>
    <style:style style:name="T11" style:family="text">
      <style:text-properties officeooo:rsid="001856fb"/>
    </style:style>
    <style:style style:name="T12" style:family="text">
      <style:text-properties officeooo:rsid="002d974a"/>
    </style:style>
    <style:style style:name="T13" style:family="text">
      <style:text-properties officeooo:rsid="0030c13e"/>
    </style:style>
    <style:style style:name="T14" style:family="text">
      <style:text-properties officeooo:rsid="00270de6"/>
    </style:style>
    <style:style style:name="T15" style:family="text">
      <style:text-properties officeooo:rsid="0034c400"/>
    </style:style>
    <style:style style:name="T16" style:family="text">
      <style:text-properties officeooo:rsid="0036a192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irsdag – Heldags efter skole / <text:span text:style-name="T1">Maks 23</text:span></text:p>
      <text:p text:style-name="P1">Fredag - <text:s/>Heldags / <text:span text:style-name="T1">Min. Midnat</text:span></text:p>
      <text:p text:style-name="P2"/>
      <text:p text:style-name="P3">Priority: ITO, SWD, SWK/OSCA</text:p>
      <text:p text:style-name="P3"/>
      <text:p text:style-name="P4">Pauser: 2 timers arbejde = 30 mins. Pause.</text:p>
      <text:p text:style-name="P2"/>
      <text:p text:style-name="P9">Ask Asger about license and which diagrams to use (construction phase → state diagram)</text:p>
      <text:p text:style-name="P2"/>
      <text:p text:style-name="P5">Tasks:</text:p>
      <text:list xml:id="list3250835415617455840" text:style-name="L1">
        <text:list-item>
          <text:p text:style-name="P10">Inception phase</text:p>
          <text:list>
            <text:list-item>
              <text:p text:style-name="P11">Requirements analysis</text:p>
            </text:list-item>
          </text:list>
        </text:list-item>
        <text:list-item>
          <text:p text:style-name="P12">Elaboration phase</text:p>
          <text:list>
            <text:list-item>
              <text:p text:style-name="P13">System Sequence Diagram</text:p>
            </text:list-item>
          </text:list>
        </text:list-item>
        <text:list-item>
          <text:p text:style-name="P14">Construction phase</text:p>
          <text:list>
            <text:list-item>
              <text:p text:style-name="P15">Sequence Diagram</text:p>
            </text:list-item>
            <text:list-item>
              <text:p text:style-name="P16">Activity diagram (<text:span text:style-name="T12">limited</text:span>)</text:p>
            </text:list-item>
            <text:list-item>
              <text:p text:style-name="P17">Class diagram with relational schema</text:p>
            </text:list-item>
            <text:list-item>
              <text:p text:style-name="P23">Class model <text:span text:style-name="T11">(Logical arch / Layers)</text:span></text:p>
            </text:list-item>
            <text:list-item>
              <text:p text:style-name="P24">Comments for every method</text:p>
            </text:list-item>
            <text:list-item>
              <text:p text:style-name="P24">Full Documentation</text:p>
            </text:list-item>
            <text:list-item>
              <text:p text:style-name="P18">Program itself: Classes, methods, variables, conditions, loops, data structure(Collection/Obs.List), Inheritance/Interfaces, GUI JAVAFX</text:p>
            </text:list-item>
          </text:list>
        </text:list-item>
        <text:list-item>
          <text:p text:style-name="P28">Usage of patterns</text:p>
          <text:list>
            <text:list-item>
              <text:p text:style-name="P29">GRASP</text:p>
            </text:list-item>
          </text:list>
        </text:list-item>
      </text:list>
      <text:list xml:id="list6523167213306935988" text:style-name="L2">
        <text:list-item>
          <text:p text:style-name="P25">Setting up a file for the report itself that meets criteria, <text:span text:style-name="T2">see assignment handout</text:span></text:p>
        </text:list-item>
        <text:list-item>
          <text:p text:style-name="P19">User manual RTFM</text:p>
        </text:list-item>
        <text:list-item>
          <text:p text:style-name="P30">Reviews</text:p>
        </text:list-item>
        <text:list-item>
          <text:p text:style-name="P19">Report: Min. pgs 45-70 mx.</text:p>
        </text:list-item>
        <text:list-item>
          <text:p text:style-name="P19">Hand-in June 1<text:span text:style-name="T3">st</text:span> 2016, 12:00 pm</text:p>
        </text:list-item>
      </text:list>
      <text:p text:style-name="P6"/>
      <text:p text:style-name="P8">In progress&gt;</text:p>
      <text:p text:style-name="P35"/>
      <text:p text:style-name="P21"/>
      <text:list xml:id="list717944874412511265" text:style-name="L3">
        <text:list-item>
          <text:p text:style-name="P27">ER Diagra<text:span text:style-name="T13">m, Construction</text:span></text:p>
        </text:list-item>
        <text:list-item>
          <text:p text:style-name="P42">Domain Model, Elaboration</text:p>
        </text:list-item>
        <text:list-item>
          <text:p text:style-name="P42">Use Case Diagrams, Elaboration</text:p>
        </text:list-item>
      </text:list>
      <text:p text:style-name="P6"/>
      <text:p text:style-name="P7"/>
      <text:p text:style-name="P7"/>
      <text:p text:style-name="P53">Done&gt;</text:p>
      <text:p text:style-name="P36"/>
      <text:p text:style-name="P43">Inception&gt;</text:p>
      <text:list xml:id="list3767177242966368697" text:style-name="L4">
        <text:list-item>
          <text:p text:style-name="P45"><text:span text:style-name="T14">FURPS+</text:span></text:p>
        </text:list-item>
        <text:list-item>
          <text:p text:style-name="P44">Vision</text:p>
        </text:list-item>
        <text:list-item>
          <text:p text:style-name="P46">Preliminary ER Diagram</text:p>
        </text:list-item>
        <text:list-item>
          <text:p text:style-name="P46">Preliminary Domain Model</text:p>
        </text:list-item>
        <text:list-item>
          <text:p text:style-name="P46">Prototype Version 1</text:p>
        </text:list-item>
        <text:list-item>
          <text:p text:style-name="P48">Stakeholder Analysis<text:span text:style-name="T16">(Risk Analysis)</text:span></text:p>
        </text:list-item>
        <text:list-item>
          <text:p text:style-name="P48">Feasibility Studies<text:span text:style-name="T15">(Technical, Schedule)</text:span></text:p>
        </text:list-item>
      </text:list>
      <text:p text:style-name="P43">Elaboration&gt;</text:p>
      <text:list xml:id="list205754124577924" text:continue-list="list6523167213306935988" text:style-name="L2">
        <text:list-item>
          <text:p text:style-name="P31">Risk Analysis</text:p>
        </text:list-item>
        <text:list-item>
          <text:p text:style-name="P32">Prototype Version 2</text:p>
        </text:list-item>
        <text:list-item>
          <text:p text:style-name="P47">Use Cases, 17 Total</text:p>
        </text:list-item>
      </text:list>
      <text:p text:style-name="P43">Construction&gt;</text:p>
      <text:list xml:id="list205752650682226" text:continue-numbering="true" text:style-name="L2">
        <text:list-item>
          <text:p text:style-name="P20">Making a database</text:p>
        </text:list-item>
        <text:list-item>
          <text:p text:style-name="P20">Database Normalisation</text:p>
        </text:list-item>
        <text:list-item>
          <text:p text:style-name="P20">Database description schema</text:p>
        </text:list-item>
      </text:list>
      <text:p text:style-name="P43">Transition&gt;</text:p>
      <text:p text:style-name="P36"/>
      <text:p text:style-name="P50">Across Phases&gt;</text:p>
      <text:list xml:id="list205752706546168" text:continue-numbering="true" text:style-name="L2">
        <text:list-item>
          <text:p text:style-name="P51">CaptainsLog</text:p>
        </text:list-item>
        <text:list-item>
          <text:p text:style-name="P51">PlanSketch</text:p>
        </text:list-item>
        <text:list-item>
          <text:p text:style-name="P51">Qscribbles</text:p>
        </text:list-item>
        <text:list-item>
          <text:p text:style-name="P52">Qteachers</text:p>
        </text:list-item>
        <text:list-item>
          <text:p text:style-name="P52">ServerInfo</text:p>
        </text:list-item>
      </text:list>
      <text:p text:style-name="P36"/>
      <text:p text:style-name="P36"/>
      <text:p text:style-name="P43">Plan OLD&gt;</text:p>
      <text:list xml:id="list205754482662409" text:continue-numbering="true" text:style-name="L2">
        <text:list-header>
          <text:p text:style-name="P31"/>
        </text:list-header>
        <text:list-item>
          <text:p text:style-name="P26">Use Case pr. Function. Briefs are bare minimum</text:p>
        </text:list-item>
        <text:list-item>
          <text:p text:style-name="P26"><text:tab/><text:span text:style-name="T4">Fully Dressed / Send course certificate</text:span></text:p>
        </text:list-item>
        <text:list-item>
          <text:p text:style-name="P26"><text:tab/><text:span text:style-name="T5">Full Dressed / Add course material</text:span></text:p>
        </text:list-item>
        <text:list-item>
          <text:p text:style-name="P33"><text:span text:style-name="T4"><text:tab/>Casual / </text:span>Remove course</text:p>
        </text:list-item>
        <text:list-item>
          <text:p text:style-name="P33"><text:span text:style-name="T7"><text:tab/>Casual / </text:span>Remove course participant</text:p>
        </text:list-item>
        <text:list-item>
          <text:p text:style-name="P34"><text:tab/>Casual / FTP Settings</text:p>
        </text:list-item>
        <text:list-item>
          <text:p text:style-name="P34"><text:tab/><text:span text:style-name="T10">Casual / SMTP Setings</text:span></text:p>
        </text:list-item>
        <text:list-item>
          <text:p text:style-name="P37"><text:span text:style-name="T7"><text:tab/>Brief / </text:span>Add course participant<text:span text:style-name="T8">(s)</text:span></text:p>
        </text:list-item>
        <text:list-item>
          <text:p text:style-name="P33"><text:span text:style-name="T7"><text:tab/>Brief / </text:span>Add course responsible</text:p>
        </text:list-item>
        <text:list-item>
          <text:p text:style-name="P33"><text:span text:style-name="T7"><text:tab/>Brief / </text:span>Remove course responsible</text:p>
        </text:list-item>
        <text:list-item>
          <text:p text:style-name="P38"><text:span text:style-name="T9"><text:tab/>Brief / </text:span>Remove certificate</text:p>
        </text:list-item>
        <text:list-item>
          <text:p text:style-name="P39"><text:span text:style-name="T5"><text:tab/>Brief / </text:span>List courses</text:p>
        </text:list-item>
        <text:list-item>
          <text:p text:style-name="P39"><text:span text:style-name="T5"><text:tab/>Brief / </text:span>List course <text:span text:style-name="T4">responsible</text:span></text:p>
        </text:list-item>
        <text:list-item>
          <text:p text:style-name="P40"><text:span text:style-name="T5"><text:tab/>Brief / </text:span>View missing certificate (part of list courses)</text:p>
        </text:list-item>
        <text:list-item>
          <text:p text:style-name="P41"><text:span text:style-name="T5"><text:tab/>Brief / </text:span>View missing certificate for courses <text:span text:style-name="T6">(part of li st courses </text:span>and “view missing <text:tab/>certificate”<text:span text:style-name="T6">)</text:span></text:p>
        </text:list-item>
        <text:list-item>
          <text:p text:style-name="P40"><text:span text:style-name="T5"><text:tab/>Brief / </text:span>View active course (part of list courses)</text:p>
        </text:list-item>
        <text:list-item>
          <text:p text:style-name="P34"><text:span text:style-name="T5"><text:tab/>Brief / </text:span>View all courses <text:span text:style-name="T6">(part of list courses)</text:span></text:p>
        </text:list-item>
        <text:list-item>
          <text:p text:style-name="P34"><text:span text:style-name="T5"><text:tab/>Brief / </text:span>View in active courses <text:span text:style-name="T6">(part of list courses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4:52:38.460381000</meta:creation-date>
    <dc:date>2016-05-03T20:57:52.480622000</dc:date>
    <meta:editing-duration>PT1H44M52S</meta:editing-duration>
    <meta:editing-cycles>26</meta:editing-cycles>
    <meta:generator>LibreOffice/5.1.1.3$MacOSX_X86_64 LibreOffice_project/89f508ef3ecebd2cfb8e1def0f0ba9a803b88a6d</meta:generator>
    <meta:document-statistic meta:table-count="0" meta:image-count="0" meta:object-count="0" meta:page-count="2" meta:paragraph-count="73" meta:word-count="355" meta:character-count="2056" meta:non-whitespace-character-count="1812"/>
  </office:meta>
</office:document-meta>
</file>